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f783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cfdd9" officeooo:paragraph-rsid="000cfdd9" style:font-size-asian="12.25pt" style:font-style-asian="normal" style:font-size-complex="14pt" style:font-style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f4cc7" officeooo:paragraph-rsid="000f4cc7" style:font-size-asian="12.25pt" style:font-style-asian="normal" style:font-size-complex="14pt" style:font-style-complex="normal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fea0d" officeooo:paragraph-rsid="000fea0d" style:font-size-asian="12.25pt" style:font-style-asian="normal" style:font-size-complex="14pt" style:font-style-complex="normal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4pt" fo:font-style="italic" style:text-underline-style="none" officeooo:rsid="000cfdd9" officeooo:paragraph-rsid="000cfdd9" style:font-size-asian="12.25pt" style:font-style-asian="italic" style:font-size-complex="14pt" style:font-style-complex="italic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0b48a7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0a7ac2" officeooo:paragraph-rsid="000a7ac2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officeooo:rsid="000a7ac2" officeooo:paragraph-rsid="000a7ac2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officeooo:rsid="00097393" officeooo:paragraph-rsid="00097393" style:font-size-asian="14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07dc36" style:font-style-asian="normal" style:font-style-complex="normal"/>
    </style:style>
    <style:style style:name="T5" style:family="text">
      <style:text-properties style:font-name="arial" fo:font-style="normal" officeooo:rsid="0007f783" style:font-style-asian="normal" style:font-style-complex="normal"/>
    </style:style>
    <style:style style:name="T6" style:family="text">
      <style:text-properties style:font-name="arial" fo:font-style="normal" officeooo:rsid="001187a2" style:font-style-asian="normal" style:font-style-complex="normal"/>
    </style:style>
    <style:style style:name="T7" style:family="text">
      <style:text-properties style:font-name="arial" fo:font-weight="bold" officeooo:rsid="000b48a7"/>
    </style:style>
    <style:style style:name="T8" style:family="text">
      <style:text-properties style:font-name="arial" fo:font-size="12pt" officeooo:rsid="000b48a7" style:font-size-asian="10.5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ment utiliser le cluster de l’IFB.</text:p>
      <text:p text:style-name="P10"/>
      <text:p text:style-name="P11">https://ifb-elixirfr.gitlab.io/cluster/doc/</text:p>
      <text:p text:style-name="P10"/>
      <text:p text:style-name="P12">Ca marche en invite de commande. Si tu es sur Windows, il faut au préalable utiliser PuTTy qui est une application qui te permet de te connecter en SSH . Il faudra mettre le port 22.</text:p>
      <text:p text:style-name="P12"><text:a xlink:type="simple" xlink:href="https://ifb-elixirfr.gitlab.io/cluster/doc/logging-in/" text:style-name="Internet_20_link" text:visited-style-name="Visited_20_Internet_20_Link">https://ifb-elixirfr.gitlab.io/cluster/doc/logging-in/</text:a></text:p>
      <text:p text:style-name="P12"/>
      <text:p text:style-name="P12">Sinon, sur Ubuntu ou Mac il faut lancer une invite de commande. Ensuite tapez le code suivant : </text:p>
      <text:p text:style-name="P12"/>
      <text:p text:style-name="P1"><text:bookmark text:name="__code_0"/><text:span text:style-name="Source_20_Text">ssh &lt;username&gt;@core.cluster.france-bioinformatique.fr</text:span></text:p>
      <text:p text:style-name="P1"><text:span text:style-name="Source_20_Text"/></text:p>
      <text:p text:style-name="P1"><text:span text:style-name="Source_20_Text"><text:span text:style-name="T1">en remplaçant &lt;username&gt; par votre nom d’utilisateur. </text:span></text:span></text:p>
      <text:p text:style-name="P1"><text:span text:style-name="Source_20_Text"><text:span text:style-name="T1"/></text:span></text:p>
      <text:p text:style-name="P9"><text:span text:style-name="Source_20_Text"><text:span text:style-name="T8">MDP Adrien : </text:span></text:span><text:span text:style-name="Source_20_Text"><text:span text:style-name="T7">c891ibmz27</text:span></text:span></text:p>
      <text:p text:style-name="P1"><text:span text:style-name="Source_20_Text"><text:span text:style-name="T1"/></text:span></text:p>
      <text:p text:style-name="P1"><text:span text:style-name="Source_20_Text"><text:span text:style-name="T1">Les dossiers perso sont sur /</text:span></text:span><text:span text:style-name="Source_20_Text"><text:span text:style-name="T2">shared/home</text:span></text:span></text:p>
      <text:p text:style-name="P1"><text:span text:style-name="Source_20_Text"><text:span text:style-name="T2"/></text:span></text:p>
      <text:p text:style-name="P1"><text:span text:style-name="Source_20_Text"><text:span text:style-name="T3">Pour mettre des fichiers/dossiers, il faut utiliser FileZilla ce qui est pas mal. </text:span></text:span></text:p>
      <text:p text:style-name="P1"><text:span text:style-name="Source_20_Text"><text:span text:style-name="T3"/></text:span></text:p>
      <text:p text:style-name="P1"><text:span text:style-name="Source_20_Text"><text:span text:style-name="T3">Utiliser sudo apt-get install FileZilla. Pour Windows, installer avec Windows.</text:span></text:span></text:p>
      <text:p text:style-name="P1"><text:span text:style-name="Source_20_Text"><text:span text:style-name="T3"/></text:span></text:p>
      <text:p text:style-name="P2"><text:span text:style-name="Source_20_Text"><text:span text:style-name="T4">Une fois que vous êtes dedans, je vous conseille de cloner le git dans votre dossier perso !</text:span></text:span></text:p>
      <text:p text:style-name="P2"><text:span text:style-name="Source_20_Text"><text:span text:style-name="T4"/></text:span></text:p>
      <text:p text:style-name="P3"><text:span text:style-name="Source_20_Text"><text:span text:style-name="T5">ATTENTION : Le cluster ne sert qu’à lancer les calculs !!! Donc pensez bien à modifier votre code d’abord puis vous le pushez sur git puis vous le pullez sur le cluster avant de lancer !!!! Pas de modifs sur le cluster <text:s/></text:span></text:span><text:span text:style-name="Source_20_Text"><text:span text:style-name="T6">sauf avec nano nomdufichier.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16">Comment envoyer du code sur le cluster et lire les résultats</text:p>
      <text:p text:style-name="P16"/>
      <text:p text:style-name="P13">Il faut utiliser SLURM qui est un manager de la file d’attente. </text:p>
      <text:p text:style-name="P13">Pour voir toutes les partitions disponibles : taper <text:span text:style-name="T9">sinfo </text:span><text:span text:style-name="T10"><text:s/>après s’être connecté sur le cluster. </text:span></text:p>
      <text:p text:style-name="P13"><text:span text:style-name="T10">Pour voir les nœuds disponibles taper </text:span><text:span text:style-name="T9">sinfo -N1</text:span></text:p>
      <text:p text:style-name="P15"/>
      <text:p text:style-name="P14">Quand vous tapez sinfo, vous verrez que chaque partition a un type, une dispo , une timelimit, un nombre de nœuds un etat et une liste de nœuds.</text:p>
      <text:p text:style-name="P14"/>
      <text:p text:style-name="P4">La partition peut etre fast (le travail peut durer moins que 24h) , long (moins de 30 jours). On peut demander d’autres types de jobs très longs. </text:p>
      <text:p text:style-name="P4"/>
      <text:p text:style-name="P5">Pour lancer un job : <text:span text:style-name="T9">srun</text:span></text:p>
      <text:p text:style-name="P5">Pour lancer plusieurs jobs en même temps : <text:span text:style-name="T9">sbatch</text:span></text:p>
      <text:p text:style-name="P8"/>
      <text:p text:style-name="P6">Pour lancer le code :</text:p>
      <text:p text:style-name="P6"/>
      <text:p text:style-name="P6">faites module load python</text:p>
      <text:p text:style-name="P6"><text:soft-page-break/>puis lancez python</text:p>
      <text:p text:style-name="P6">faites import requests</text:p>
      <text:p text:style-name="P6"/>
      <text:p text:style-name="P6">puis quittez Python avec Ctrl+D</text:p>
      <text:p text:style-name="P6">Puis faites srun --mem 200GB python3 multi_pipeline.py</text:p>
      <text:p text:style-name="P7">en vous mettant dans le répertoire Code_Adrien à l’endroit où vous avez téléchargé le dossier git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33:02.861442275</meta:creation-date>
    <dc:date>2021-12-17T17:17:01.765920015</dc:date>
    <meta:editing-duration>P2DT56M29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328" meta:character-count="1983" meta:non-whitespace-character-count="1676"/>
  </office:meta>
</office:document-meta>
</file>